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Text_20_body" style:list-style-name="L1">
      <style:paragraph-properties fo:text-align="justify" style:justify-single-word="false"/>
      <style:text-properties fo:font-variant="normal" fo:text-transform="none" fo:color="#ff6309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Heading_20_1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og de pruebas sobre Zlogin y derivados</text:h>
      <text:list xml:id="list1023606460" text:style-name="L1">
        <text:list-item>
          <text:p text:style-name="P1">Fecebook: faltaban datos de la app. vinculada al sitio. Generé una (con mi usuario facebook), la vinculé y anduvo.</text:p>
        </text:list-item>
        <text:list-item>
          <text:p text:style-name="P2"><text:bookmark-start text:name="__DdeLink__129_911223097"/>Cuando ingreso por primera vez con facebook, me pregunta si ya soy usuario de zonales o no. Pongo que si, pero luego ingreso mal mi password de Zonales. Me informa que el ingreso fue incorrecto y suspende todo el proceso de autenticación por facebook sin informarme.<text:bookmark-end text:name="__DdeLink__129_911223097"/></text:p>
        </text:list-item>
        <text:list-item>
          <text:p text:style-name="P1">Me abre una nueva ventana del navegador con Zonales cuando ingreso por Facebook.</text:p>
        </text:list-item>
        <text:list-item>
          <text:p text:style-name="P2">Luego de seleccionar la opción “Ya soy usuario de zonales”, ingreso los datos de mi cuenta “Zonales” y me autentifico correctamente. Pero no se guarda la asociación entre cuentas. Busqué en el código pero no pude encontrar nada que realice este procedimiento. VER CON CRISTIAN.</text:p>
        </text:list-item>
        <text:list-item>
          <text:p text:style-name="P2">Revisar porque tengo que volver a hacer foco en los campos de mail cuando me registro para que me habilite el botón “Registrarse”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1-04-07T10:30:10</meta:creation-date>
    <dc:date>2011-04-11T12:21:58</dc:date>
    <dc:creator>Luis Aita</dc:creator>
    <meta:editing-duration>PT10H42M50S</meta:editing-duration>
    <meta:editing-cycles>9</meta:editing-cycles>
    <meta:generator>OpenOffice.org/3.2$Unix OpenOffice.org_project/320m12$Build-9483</meta:generator>
    <meta:document-statistic meta:table-count="0" meta:image-count="0" meta:object-count="0" meta:page-count="1" meta:paragraph-count="6" meta:word-count="161" meta:character-count="911"/>
  </office:meta>
</office:document-meta>
</file>